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style:use-window-font-color="true" fo:font-size="18pt" style:font-size-asian="18pt" style:font-size-complex="18pt"/>
    </style:style>
    <style:style style:name="P2" style:parent-style-name="Subtitle" style:family="paragraph">
      <style:paragraph-properties fo:text-align="center" fo:line-height="150%"/>
    </style:style>
    <style:style style:name="T3" style:parent-style-name="DefaultParagraphFont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T4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P6" style:parent-style-name="Subtitle" style:family="paragraph">
      <style:paragraph-properties fo:text-align="center" fo:line-height="150%"/>
    </style:style>
    <style:style style:name="T7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T8" style:parent-style-name="DefaultParagraphFont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T9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T11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P12" style:parent-style-name="Heading3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/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P13" style:parent-style-name="Normal" style:family="paragraph">
      <style:text-properties style:font-name="Times New Roman" style:font-name-asian="Times New Roman" style:font-name-complex="Times New Roman"/>
    </style:style>
    <style:style style:name="P14" style:parent-style-name="Heading3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/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P15" style:parent-style-name="Normal" style:family="paragraph">
      <style:paragraph-properties fo:line-height="150%"/>
    </style:style>
    <style:style style:name="T16" style:parent-style-name="DefaultParagraphFont" style:family="text">
      <style:text-properties style:font-name="Times New Roman" style:font-name-asian="Times New Roman" style:font-name-complex="Times New Roman"/>
    </style:style>
    <style:style style:name="T17" style:parent-style-name="DefaultParagraphFont" style:family="text">
      <style:text-properties style:font-name="Times New Roman" style:font-name-asian="Times New Roman" style:font-name-complex="Times New Roman"/>
    </style:style>
    <style:style style:name="P18" style:parent-style-name="Normal" style:family="paragraph">
      <style:paragraph-properties fo:line-height="150%"/>
    </style:style>
    <style:style style:name="T19" style:parent-style-name="DefaultParagraphFont" style:family="text">
      <style:text-properties style:font-name="Times New Roman" style:font-name-asian="Times New Roman" style:font-name-complex="Times New Roman"/>
    </style:style>
    <style:style style:name="T20" style:parent-style-name="DefaultParagraphFont" style:family="text">
      <style:text-properties style:font-name="Times New Roman" style:font-name-asian="Times New Roman" style:font-name-complex="Times New Roman"/>
    </style:style>
    <style:style style:name="T21" style:parent-style-name="DefaultParagraphFont" style:family="text">
      <style:text-properties style:font-name="Times New Roman" style:font-name-asian="Times New Roman" style:font-name-complex="Times New Roman"/>
    </style:style>
    <style:style style:name="P22" style:parent-style-name="Normal" style:family="paragraph">
      <style:paragraph-properties fo:line-height="150%"/>
    </style:style>
    <style:style style:name="T23" style:parent-style-name="DefaultParagraphFont" style:family="text">
      <style:text-properties style:font-name="Times New Roman" style:font-name-asian="Times New Roman" style:font-name-complex="Times New Roman"/>
    </style:style>
    <style:style style:name="T24" style:parent-style-name="DefaultParagraphFont" style:family="text">
      <style:text-properties style:font-name="Times New Roman" style:font-name-asian="Times New Roman" style:font-name-complex="Times New Roman"/>
    </style:style>
    <style:style style:name="T25" style:parent-style-name="DefaultParagraphFont" style:family="text">
      <style:text-properties style:font-name="Times New Roman" style:font-name-asian="Times New Roman" style:font-name-complex="Times New Roman"/>
    </style:style>
    <style:style style:name="P26" style:parent-style-name="Heading3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/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T28" style:parent-style-name="DefaultParagraphFont" style:family="text"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29" style:parent-style-name="Normal" style:family="paragraph">
      <style:paragraph-properties fo:line-height="150%" fo:text-indent="0.5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30" style:parent-style-name="Normal" style:family="paragraph">
      <style:paragraph-properties fo:line-height="150%" fo:margin-left="0.5in">
        <style:tab-stops/>
      </style:paragraph-properties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33" style:parent-style-name="DefaultParagraphFont" style:family="text">
      <style:text-properties style:font-name="Consolas" style:font-name-asian="Consolas" style:font-name-complex="Consolas" fo:font-size="10pt" style:font-size-asian="10pt" style:font-size-complex="10pt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35" style:parent-style-name="DefaultParagraphFont" style:family="text">
      <style:text-properties style:font-name="Consolas" style:font-name-asian="Consolas" style:font-name-complex="Consolas" fo:font-size="10pt" style:font-size-asian="10pt" style:font-size-complex="10pt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7" style:parent-style-name="Heading4" style:family="paragraph"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38" style:parent-style-name="Normal" style:family="paragraph">
      <style:paragraph-properties fo:line-height="150%" fo:text-indent="0.5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39" style:parent-style-name="Normal" style:family="paragraph">
      <style:paragraph-properties fo:line-height="150%" fo:text-indent="0.5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40" style:parent-style-name="Heading4" style:family="paragraph"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41" style:parent-style-name="Normal" style:family="paragraph">
      <style:paragraph-properties fo:line-height="150%" fo:text-indent="0.5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42" style:parent-style-name="Normal" style:family="paragraph">
      <style:paragraph-properties fo:line-height="150%" fo:text-indent="0.5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43" style:parent-style-name="Heading4" style:family="paragraph"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44" style:parent-style-name="Normal" style:family="paragraph">
      <style:paragraph-properties fo:line-height="150%" fo:text-indent="0.5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45" style:parent-style-name="Normal" style:family="paragraph">
      <style:paragraph-properties fo:line-height="150%" fo:text-indent="0.5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46" style:parent-style-name="Heading4" style:family="paragraph"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47" style:parent-style-name="Normal" style:family="paragraph">
      <style:paragraph-properties fo:line-height="150%" fo:text-indent="0.5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48" style:parent-style-name="Normal" style:family="paragraph">
      <style:paragraph-properties fo:line-height="150%" fo:text-indent="0.5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49" style:parent-style-name="Heading3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/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P50" style:parent-style-name="Normal" style:family="paragraph">
      <style:paragraph-properties fo:line-height="150%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52" style:parent-style-name="DefaultParagraphFont" style:family="text">
      <style:text-properties style:font-name="Times New Roman" style:font-name-asian="Times New Roman" style:font-name-complex="Times New Roman"/>
    </style:style>
    <style:style style:name="T53" style:parent-style-name="DefaultParagraphFont" style:family="text">
      <style:text-properties style:font-name="Times New Roman" style:font-name-asian="Times New Roman" style:font-name-complex="Times New Roman"/>
    </style:style>
    <style:style style:name="T54" style:parent-style-name="DefaultParagraphFont" style:family="text">
      <style:text-properties style:font-name="Times New Roman" style:font-name-asian="Times New Roman" style:font-name-complex="Times New Roman"/>
    </style:style>
    <style:style style:name="P55" style:parent-style-name="Normal" style:family="paragraph">
      <style:paragraph-properties fo:line-height="150%"/>
    </style:style>
    <style:style style:name="T56" style:parent-style-name="DefaultParagraphFont" style:family="text">
      <style:text-properties style:font-name="Times New Roman" style:font-name-asian="Times New Roman" style:font-name-complex="Times New Roman"/>
    </style:style>
    <style:style style:name="T57" style:parent-style-name="DefaultParagraphFont" style:family="text">
      <style:text-properties style:font-name="Times New Roman" style:font-name-asian="Times New Roman" style:font-name-complex="Times New Roman"/>
    </style:style>
    <style:style style:name="T58" style:parent-style-name="DefaultParagraphFont" style:family="text">
      <style:text-properties style:font-name="Times New Roman" style:font-name-asian="Times New Roman" style:font-name-complex="Times New Roman"/>
    </style:style>
    <style:style style:name="P59" style:parent-style-name="Normal" style:family="paragraph">
      <style:paragraph-properties fo:line-height="150%"/>
    </style:style>
    <style:style style:name="T60" style:parent-style-name="DefaultParagraphFont" style:family="text">
      <style:text-properties style:font-name="Times New Roman" style:font-name-asian="Times New Roman" style:font-name-complex="Times New Roman"/>
    </style:style>
    <style:style style:name="T61" style:parent-style-name="DefaultParagraphFont" style:family="text">
      <style:text-properties style:font-name="Times New Roman" style:font-name-asian="Times New Roman" style:font-name-complex="Times New Roman"/>
    </style:style>
    <style:style style:name="T62" style:parent-style-name="DefaultParagraphFont" style:family="text">
      <style:text-properties style:font-name="Times New Roman" style:font-name-asian="Times New Roman" style:font-name-complex="Times New Roman"/>
    </style:style>
    <style:style style:name="P63" style:parent-style-name="Heading3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/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P64" style:parent-style-name="Normal" style:family="paragraph">
      <style:paragraph-properties fo:margin-top="0.05in" fo:line-height="150%"/>
    </style:style>
    <style:style style:name="T65" style:parent-style-name="DefaultParagraphFont" style:family="text">
      <style:text-properties style:font-name="Times New Roman" style:font-name-asian="Times New Roman" style:font-name-complex="Times New Roman"/>
    </style:style>
    <style:style style:name="T66" style:parent-style-name="Heading4Char" style:family="text"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T67" style:parent-style-name="Heading4Char" style:family="text">
      <style:text-properties style:use-window-font-color="true"/>
    </style:style>
    <style:style style:name="T68" style:parent-style-name="Heading4Char" style:family="text"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T69" style:parent-style-name="DefaultParagraphFont" style:family="text">
      <style:text-properties style:font-name="Times New Roman" style:font-name-asian="Times New Roman" style:font-name-complex="Times New Roman"/>
    </style:style>
    <style:style style:name="T70" style:parent-style-name="Heading4Char" style:family="text">
      <style:text-properties style:font-name="Times New Roman" style:font-name-asian="Times New Roman" style:font-name-complex="Times New Roman" style:use-window-font-color="true"/>
    </style:style>
    <style:style style:name="T71" style:parent-style-name="Heading4Char" style:family="text"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72" style:parent-style-name="Normal" style:family="paragraph">
      <style:paragraph-properties fo:margin-top="0.05in" fo:line-height="150%"/>
    </style:style>
    <style:style style:name="T73" style:parent-style-name="DefaultParagraphFont" style:family="text">
      <style:text-properties style:font-name="Times New Roman" style:font-name-asian="Times New Roman" style:font-name-complex="Times New Roman"/>
    </style:style>
    <style:style style:name="T74" style:parent-style-name="DefaultParagraphFont" style:family="text">
      <style:text-properties style:font-name="Times New Roman" style:font-name-asian="Times New Roman" style:font-name-complex="Times New Roman"/>
    </style:style>
    <style:style style:name="T75" style:parent-style-name="DefaultParagraphFont" style:family="text">
      <style:text-properties style:font-name="Times New Roman" style:font-name-asian="Times New Roman" style:font-name-complex="Times New Roman"/>
    </style:style>
    <style:style style:name="T76" style:parent-style-name="DefaultParagraphFont" style:family="text">
      <style:text-properties style:font-name="Times New Roman" style:font-name-asian="Times New Roman" style:font-name-complex="Times New Roman"/>
    </style:style>
    <style:style style:name="T77" style:parent-style-name="DefaultParagraphFont" style:family="text">
      <style:text-properties style:font-name="Times New Roman" style:font-name-asian="Times New Roman" style:font-name-complex="Times New Roman"/>
    </style:style>
    <style:style style:name="P78" style:parent-style-name="Heading3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/>
    </style:style>
    <style:style style:name="T79" style:parent-style-name="DefaultParagraphFont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P80" style:parent-style-name="Normal" style:family="paragraph">
      <style:text-properties style:font-name="Times New Roman" style:font-name-asian="Times New Roman" style:font-name-complex="Times New Roman"/>
    </style:style>
    <style:style style:name="P81" style:parent-style-name="Normal" style:family="paragraph">
      <style:paragraph-properties fo:line-height="15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2" style:parent-style-name="Normal" style:family="paragraph">
      <style:paragraph-properties fo:line-height="150%"/>
    </style:style>
    <style:style style:name="T83" style:parent-style-name="DefaultParagraphFont" style:family="text">
      <style:text-properties style:font-name="Times New Roman" style:font-name-asian="Times New Roman" style:font-name-complex="Times New Roman"/>
    </style:style>
    <style:style style:name="T84" style:parent-style-name="DefaultParagraphFont" style:family="text">
      <style:text-properties style:font-name="Times New Roman" style:font-name-asian="Times New Roman" style:font-name-complex="Times New Roman"/>
    </style:style>
  </office:automatic-styles>
  <office:body>
    <office:text text:use-soft-page-breaks="true">
      <text:h text:style-name="P1" text:outline-level="1">Aniket Jahagirdar</text:h>
      <text:p text:style-name="P2"><text:span text:style-name="T3">Maharashtra, India |<text:s/></text:span><text:a xlink:href="mailto:aniketjahagirdar18@gmail.com" office:target-frame-name="_top" xlink:show="replace"><text:span text:style-name="T4">aniketjahagirdar18@gmail.com</text:span></text:a><text:span text:style-name="T5"><text:s/>| +91 7262097151</text:span></text:p>
      <text:p text:style-name="P6"><text:a xlink:href="https://aniket-jahagirdar.netlify.app/" office:target-frame-name="_top" xlink:show="replace"><text:span text:style-name="T7">Portfolio</text:span></text:a><text:span text:style-name="T8"><text:s/>|<text:s/></text:span><text:a xlink:href="https://github.com/aniketjahagirdar?tab=repositories" office:target-frame-name="_top" xlink:show="replace"><text:span text:style-name="T9">Linkdin</text:span></text:a><text:span text:style-name="T10"><text:s/>|<text:s/></text:span><text:a xlink:href="https://github.com/aniketjahagirdar?tab=repositories" office:target-frame-name="_top" xlink:show="replace"><text:span text:style-name="T11">GitHub</text:span></text:a></text:p>
      <text:h text:style-name="P12" text:outline-level="3">PROFESSIONAL SUMMARY</text:h>
      <text:p text:style-name="P13">Passionate and detail-oriented Software Developer with expertise in JavaScript, React. Strong problem-solving abilities and a quick learner, eager to contribute to innovative projects and deliver high-quality solutions.</text:p>
      <text:h text:style-name="P14" text:outline-level="3">EDUCATION</text:h>
      <text:p text:style-name="P15"><text:span text:style-name="T16"><text:s text:c="5"/>• <text:s text:c="4"/>Bachelor Of Science - (Information Technology) | Deogiri College<text:s/></text:span><text:tab/><text:tab/><text:tab/><text:tab/><text:span text:style-name="T17"><text:s text:c="3"/>2019 – 2022</text:span></text:p>
      <text:p text:style-name="P18"><text:span text:style-name="T19"><text:s text:c="5"/>• <text:s text:c="4"/>Intermediate (XII) | Tanwani English College</text:span><text:tab/><text:tab/><text:tab/><text:tab/><text:tab/><text:tab/><text:span text:style-name="T20"><text:s/></text:span><text:tab/><text:span text:style-name="T21"><text:s text:c="3"/>2017 – 2019</text:span></text:p>
      <text:p text:style-name="P22"><text:span text:style-name="T23"><text:s text:c="5"/>• <text:s text:c="4"/>Matrix (X) | Tanwani English School<text:s/></text:span><text:tab/><text:tab/><text:tab/><text:tab/><text:tab/><text:tab/><text:tab/><text:span text:style-name="T24"><text:s/></text:span><text:tab/><text:span text:style-name="T25"><text:s text:c="3"/>2016 – 2017</text:span></text:p>
      <text:h text:style-name="P26" text:outline-level="3">PROJECT</text:h>
      <text:h text:style-name="Heading4" text:outline-level="4"><text:span text:style-name="T27"><text:s text:c="6"/>• <text:s text:c="4"/></text:span><text:span text:style-name="T28">Web-Based Arithmetic Calculator using JavaScript</text:span></text:h>
      <text:p text:style-name="P29">— <text:s text:c="2"/>Built a simple calculator using HTML, CSS, and JavaScript to perform basic arithmetic operations.<text:s/></text:p>
      <text:p text:style-name="P30"><text:span text:style-name="T31">— <text:s text:c="2"/></text:span><text:span text:style-name="T32">Used<text:s/></text:span><text:span text:style-name="T33">createElement()</text:span><text:span text:style-name="T34"><text:s/>and<text:s/></text:span><text:span text:style-name="T35">append()</text:span><text:span text:style-name="T36"><text:s/>to dynamically add inputs and buttons to the page.</text:span></text:p>
      <text:h text:style-name="P37" text:outline-level="4"><text:s text:c="6"/>• <text:s text:c="4"/>E-commerce Website – Bootstrap to React Conversion</text:h>
      <text:p text:style-name="P38">— <text:s text:c="2"/>Converted Bootstrap e-commerce site to React using reusable components.</text:p>
      <text:p text:style-name="P39">— <text:s text:c="2"/>Enhanced UI with Bootstrap 5 and CSS animations.</text:p>
      <text:h text:style-name="P40" text:outline-level="4"><text:s text:c="6"/>• <text:s text:c="3"/>Tour-Travel Cab Website</text:h>
      <text:p text:style-name="P41">— <text:s text:c="2"/>Built a responsive cab booking website using Bootstrap for a startup company.<text:s/></text:p>
      <text:p text:style-name="P42">— <text:s text:c="2"/>Designed clean UI with mobile-first layout and reusable Bootstrap components.</text:p>
      <text:h text:style-name="P43" text:outline-level="4"><text:s text:c="6"/>• <text:s text:c="3"/>Jilha-parishat govt Landing Page</text:h>
      <text:p text:style-name="P44">— <text:s text:c="2"/>Developed an informational government-style website using HTML, CSS, and Bootstrap.<text:s/></text:p>
      <text:p text:style-name="P45">— <text:s text:c="2"/>Focused on responsive layout, navigation structure, and clean content presentation.</text:p>
      <text:h text:style-name="P46" text:outline-level="4"><text:s text:c="6"/>• <text:s text:c="4"/>Bootstrap<text:s/>Based Website</text:h>
      <text:p text:style-name="P47">— <text:s text:c="2"/>Completed a frontend training project using HTML, CSS, Bootstrap, and JavaScript.<text:s/></text:p>
      <text:p text:style-name="P48">— <text:s text:c="2"/>Built responsive pages with interactive elements to enhance user experience.</text:p>
      <text:h text:style-name="P49" text:outline-level="3">SKILLS</text:h>
      <text:p text:style-name="P50"><text:span text:style-name="T51"><text:s/></text:span><text:span text:style-name="T52"><text:s text:c="5"/>• <text:s text:c="4"/>Web Development</text:span><text:tab/><text:span text:style-name="T53">:<text:s/></text:span><text:tab/><text:tab/><text:span text:style-name="T54">Html , Css , Bootstrap , JavaScript</text:span></text:p>
      <text:p text:style-name="P55"><text:span text:style-name="T56"><text:s text:c="6"/>• <text:s text:c="4"/>Programming</text:span><text:tab/><text:tab/><text:span text:style-name="T57">:<text:s/></text:span><text:tab/><text:tab/><text:span text:style-name="T58">Java , Python</text:span></text:p>
      <text:p text:style-name="P59"><text:span text:style-name="T60"><text:s text:c="6"/>• <text:s text:c="4"/>Version Control</text:span><text:tab/><text:tab/><text:span text:style-name="T61">:<text:s/></text:span><text:tab/><text:tab/><text:span text:style-name="T62">Vs Code , GitHub</text:span></text:p>
      <text:h text:style-name="P63" text:outline-level="3">PERSONAL DETAILS</text:h>
      <text:p text:style-name="P64"><text:span text:style-name="T65"><text:s text:c="5"/>• <text:s text:c="4"/></text:span><text:span text:style-name="T66">Nationality<text:s/></text:span><text:tab/><text:span text:style-name="T67">:-<text:s/></text:span><text:tab/><text:span text:style-name="T68">India</text:span><text:tab/><text:tab/><text:tab/><text:span text:style-name="T69"><text:s text:c="5"/>• <text:s text:c="4"/>Date Of <text:s/>Birth</text:span><text:tab/><text:span text:style-name="T70">:-</text:span><text:tab/><text:span text:style-name="T71">01-05-1999</text:span></text:p>
      <text:p text:style-name="P72"><text:span text:style-name="T73"><text:s text:c="5"/>• <text:s text:c="4"/>Married</text:span><text:tab/><text:tab/><text:span text:style-name="T74">:-</text:span><text:tab/><text:span text:style-name="T75">Single</text:span><text:tab/><text:tab/><text:tab/><text:span text:style-name="T76"><text:s text:c="5"/>• <text:s text:c="4"/>Language Knows:-</text:span><text:tab/><text:span text:style-name="T77">English , Hindi , Marath</text:span><text:tab/></text:p>
      <text:h text:style-name="P78" text:outline-level="3"><text:span text:style-name="T79">DECLERATION</text:span></text:h>
      <text:p text:style-name="P80">I hereby declare that above information is corrected the best of my knowledge and belief.</text:p>
      <text:p text:style-name="P81"/>
      <text:p text:style-name="P82"><text:span text:style-name="T83">Place:- Pune,Maharastra</text:span><text:tab/><text:tab/><text:tab/><text:tab/><text:tab/><text:tab/><text:tab/><text:tab/><text:tab/><text:tab/><text:span text:style-name="T84">Aniket Jahagirda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Mincho" style:font-name-complex="Yu Gothic Light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Mincho" style:font-name-complex="Yu Gothic Light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Mincho" style:font-name-complex="Yu Gothic Light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Mincho" style:font-name-complex="Yu Gothic Light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ubtitle" style:display-name="Subtitle" style:family="paragraph" style:parent-style-name="Normal" style:next-style-name="Normal">
      <style:text-properties style:font-name-asian="Yu Mincho" style:font-name-complex="Yu Gothic Light" fo:color="#595959" fo:font-size="14pt" style:font-size-asian="14pt" style:font-size-complex="14pt" fo:hyphenate="false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Heading5Char" style:display-name="Heading 5 Char" style:family="text" style:parent-style-name="DefaultParagraphFont">
      <style:text-properties style:font-name-asian="Yu Mincho" style:font-name-complex="Yu Gothic Light" fo:color="#2F5496"/>
    </style:style>
    <style:style style:name="Heading4Char" style:display-name="Heading 4 Char" style:family="text" style:parent-style-name="DefaultParagraphFont">
      <style:text-properties style:font-name-asian="Yu Mincho" style:font-name-complex="Yu Gothic Light" fo:font-style="italic" style:font-style-asian="italic" style:font-style-complex="italic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298in" fo:margin-left="0.5562in" fo:margin-bottom="0.3319in" fo:margin-right="0.49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iket Jahagirdar</dc:creator>
    <meta:creation-date>2025-05-29T11:39:00Z</meta:creation-date>
    <dc:date>2025-05-29T11:39:00Z</dc:date>
    <meta:template xlink:href="Normal.dotm" xlink:type="simple"/>
    <meta:editing-cycles>9</meta:editing-cycles>
    <meta:editing-duration>PT0S</meta:editing-duration>
    <meta:document-statistic meta:page-count="1" meta:paragraph-count="4" meta:word-count="364" meta:character-count="2437" meta:row-count="17" meta:non-whitespace-character-count="2077"/>
  </office:meta>
</office:document-meta>
</file>